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AF000001608C75D7C5.png" manifest:media-type="image/png"/>
  <manifest:file-entry manifest:full-path="Pictures/10000001000001C30000051897937ECD.png" manifest:media-type="image/png"/>
  <manifest:file-entry manifest:full-path="Pictures/10000001000004480000001E7FD263BF.png" manifest:media-type="image/png"/>
  <manifest:file-entry manifest:full-path="Pictures/100000010000047F00000211145C40A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fda3d1" officeooo:paragraph-rsid="00fda3d1"/>
    </style:style>
    <style:style style:name="P7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76" style:family="paragraph" style:parent-style-name="Standard">
      <style:text-properties officeooo:rsid="01029903" officeooo:paragraph-rsid="01029903"/>
    </style:style>
    <style:style style:name="P77" style:family="paragraph" style:parent-style-name="Standard">
      <style:text-properties officeooo:rsid="0104ce8d" officeooo:paragraph-rsid="0104ce8d"/>
    </style:style>
    <style:style style:name="P78" style:family="paragraph" style:parent-style-name="Text_20_body">
      <style:text-properties officeooo:rsid="010d170f" officeooo:paragraph-rsid="010d170f"/>
    </style:style>
    <style:style style:name="P79" style:family="paragraph" style:parent-style-name="Standard">
      <style:text-properties officeooo:rsid="010e323c" officeooo:paragraph-rsid="010e323c"/>
    </style:style>
    <style:style style:name="P80" style:family="paragraph" style:parent-style-name="Standard">
      <style:text-properties officeooo:rsid="01111109" officeooo:paragraph-rsid="01111109"/>
    </style:style>
    <style:style style:name="P81" style:family="paragraph" style:parent-style-name="Standard">
      <style:text-properties officeooo:rsid="0112fdff" officeooo:paragraph-rsid="0112fdff"/>
    </style:style>
    <style:style style:name="P82" style:family="paragraph" style:parent-style-name="Standard">
      <style:text-properties officeooo:rsid="01158392" officeooo:paragraph-rsid="01158392"/>
    </style:style>
    <style:style style:name="P83" style:family="paragraph" style:parent-style-name="Standard">
      <style:text-properties officeooo:rsid="0115fcad" officeooo:paragraph-rsid="0115fcad"/>
    </style:style>
    <style:style style:name="P84" style:family="paragraph" style:parent-style-name="Standard">
      <style:text-properties officeooo:rsid="01166dda" officeooo:paragraph-rsid="01166dda"/>
    </style:style>
    <style:style style:name="P85" style:family="paragraph" style:parent-style-name="Standard">
      <style:text-properties officeooo:rsid="0117e148" officeooo:paragraph-rsid="0117e148"/>
    </style:style>
    <style:style style:name="P86" style:family="paragraph" style:parent-style-name="Text_20_body">
      <style:text-properties officeooo:rsid="011ab7e2" officeooo:paragraph-rsid="011ab7e2"/>
    </style:style>
    <style:style style:name="P87" style:family="paragraph" style:parent-style-name="Standard">
      <style:text-properties officeooo:rsid="011d4560" officeooo:paragraph-rsid="011d4560"/>
    </style:style>
    <style:style style:name="P88" style:family="paragraph" style:parent-style-name="Standard">
      <style:text-properties officeooo:rsid="01204747" officeooo:paragraph-rsid="01204747"/>
    </style:style>
    <style:style style:name="P89" style:family="paragraph" style:parent-style-name="Standard">
      <style:text-properties officeooo:rsid="012346d9" officeooo:paragraph-rsid="012346d9"/>
    </style:style>
    <style:style style:name="P90" style:family="paragraph" style:parent-style-name="Standard">
      <style:text-properties officeooo:rsid="01243b1e" officeooo:paragraph-rsid="01243b1e"/>
    </style:style>
    <style:style style:name="P91" style:family="paragraph" style:parent-style-name="Standard">
      <style:text-properties officeooo:rsid="0125d92c" officeooo:paragraph-rsid="0125d92c"/>
    </style:style>
    <style:style style:name="P92" style:family="paragraph" style:parent-style-name="Standard">
      <style:text-properties officeooo:rsid="012873c7" officeooo:paragraph-rsid="012873c7"/>
    </style:style>
    <style:style style:name="P93" style:family="paragraph" style:parent-style-name="Standard">
      <style:text-properties officeooo:rsid="01292950" officeooo:paragraph-rsid="01292950"/>
    </style:style>
    <style:style style:name="P94" style:family="paragraph" style:parent-style-name="Standard">
      <style:text-properties officeooo:rsid="01298830" officeooo:paragraph-rsid="01298830"/>
    </style:style>
    <style:style style:name="P95" style:family="paragraph" style:parent-style-name="Standard">
      <style:text-properties officeooo:rsid="012f697f" officeooo:paragraph-rsid="012f697f"/>
    </style:style>
    <style:style style:name="P96" style:family="paragraph" style:parent-style-name="Standard">
      <style:text-properties officeooo:rsid="0131ddb6" officeooo:paragraph-rsid="0131ddb6"/>
    </style:style>
    <style:style style:name="P97" style:family="paragraph" style:parent-style-name="Text_20_body">
      <style:text-properties officeooo:rsid="0137c006" officeooo:paragraph-rsid="0137c006"/>
    </style:style>
    <style:style style:name="P98" style:family="paragraph" style:parent-style-name="Standard">
      <style:text-properties officeooo:rsid="0139382b" officeooo:paragraph-rsid="0139382b"/>
    </style:style>
    <style:style style:name="P99" style:family="paragraph" style:parent-style-name="Standard">
      <style:text-properties officeooo:rsid="013ae2e4" officeooo:paragraph-rsid="013ae2e4"/>
    </style:style>
    <style:style style:name="P100" style:family="paragraph" style:parent-style-name="Standard">
      <style:text-properties officeooo:rsid="013f1a34" officeooo:paragraph-rsid="013f1a34"/>
    </style:style>
    <style:style style:name="P101" style:family="paragraph" style:parent-style-name="Standard">
      <style:text-properties officeooo:rsid="013fb57b" officeooo:paragraph-rsid="013fb57b"/>
    </style:style>
    <style:style style:name="P102" style:family="paragraph" style:parent-style-name="Standard">
      <style:text-properties officeooo:rsid="0140ea5c" officeooo:paragraph-rsid="0140ea5c"/>
    </style:style>
    <style:style style:name="P103" style:family="paragraph" style:parent-style-name="Standard">
      <style:text-properties officeooo:rsid="01450236" officeooo:paragraph-rsid="01450236"/>
    </style:style>
    <style:style style:name="P104" style:family="paragraph" style:parent-style-name="Standard">
      <style:text-properties officeooo:rsid="0146ce1a" officeooo:paragraph-rsid="0146ce1a"/>
    </style:style>
    <style:style style:name="P105" style:family="paragraph" style:parent-style-name="Text_20_body">
      <style:text-properties officeooo:rsid="014a2c16" officeooo:paragraph-rsid="014a2c16"/>
    </style:style>
    <style:style style:name="P106" style:family="paragraph" style:parent-style-name="Standard">
      <loext:graphic-properties draw:fill="solid" draw:fill-color="#1e1f22"/>
      <style:paragraph-properties fo:background-color="#1e1f22" fo:padding="0cm" fo:border="none" style:shadow="none"/>
    </style:style>
    <style:style style:name="P107" style:family="paragraph" style:parent-style-name="Standard">
      <style:text-properties officeooo:rsid="014baeae" officeooo:paragraph-rsid="014baeae"/>
    </style:style>
    <style:style style:name="P108" style:family="paragraph" style:parent-style-name="Text_20_body">
      <style:text-properties officeooo:rsid="014ce179" officeooo:paragraph-rsid="014ce179"/>
    </style:style>
    <style:style style:name="P109" style:family="paragraph" style:parent-style-name="Standard">
      <style:text-properties officeooo:rsid="014f7a14" officeooo:paragraph-rsid="014f7a14"/>
    </style:style>
    <style:style style:name="P110" style:family="paragraph" style:parent-style-name="Standard">
      <style:text-properties officeooo:rsid="0152ed35" officeooo:paragraph-rsid="0152ed35"/>
    </style:style>
    <style:style style:name="P111" style:family="paragraph" style:parent-style-name="Standard">
      <style:text-properties officeooo:rsid="0154153b" officeooo:paragraph-rsid="0154153b"/>
    </style:style>
    <style:style style:name="P112" style:family="paragraph" style:parent-style-name="Text_20_body">
      <style:text-properties officeooo:rsid="00e4b51f" officeooo:paragraph-rsid="00e4b51f"/>
    </style:style>
    <style:style style:name="P113" style:family="paragraph" style:parent-style-name="Standard">
      <style:text-properties officeooo:rsid="00f95e95" officeooo:paragraph-rsid="00f95e95"/>
    </style:style>
    <style:style style:name="P114" style:family="paragraph" style:parent-style-name="Standard">
      <style:text-properties officeooo:rsid="00faefe4" officeooo:paragraph-rsid="00faefe4"/>
    </style:style>
    <style:style style:name="P115" style:family="paragraph" style:parent-style-name="Standard">
      <style:text-properties officeooo:rsid="0106ae28" officeooo:paragraph-rsid="0106ae28"/>
    </style:style>
    <style:style style:name="P116" style:family="paragraph" style:parent-style-name="Standard">
      <style:text-properties officeooo:rsid="01323167" officeooo:paragraph-rsid="01323167"/>
    </style:style>
    <style:style style:name="P117" style:family="paragraph" style:parent-style-name="Standard">
      <style:text-properties officeooo:rsid="01354631" officeooo:paragraph-rsid="01354631"/>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ffd936"/>
    </style:style>
    <style:style style:name="T47" style:family="text">
      <style:text-properties officeooo:rsid="010106e0"/>
    </style:style>
    <style:style style:name="T48" style:family="text">
      <style:text-properties officeooo:rsid="01018277"/>
    </style:style>
    <style:style style:name="T49" style:family="text">
      <style:text-properties officeooo:rsid="010e7c28"/>
    </style:style>
    <style:style style:name="T50" style:family="text">
      <style:text-properties officeooo:rsid="01139f3c"/>
    </style:style>
    <style:style style:name="T51" style:family="text">
      <style:text-properties officeooo:rsid="011d609e"/>
    </style:style>
    <style:style style:name="T52" style:family="text">
      <style:text-properties officeooo:rsid="011e3abb"/>
    </style:style>
    <style:style style:name="T53" style:family="text">
      <style:text-properties officeooo:rsid="0127a317"/>
    </style:style>
    <style:style style:name="T54" style:family="text">
      <style:text-properties officeooo:rsid="013832dd"/>
    </style:style>
    <style:style style:name="T55" style:family="text">
      <style:text-properties officeooo:rsid="013d4593"/>
    </style:style>
    <style:style style:name="T56" style:family="text">
      <style:text-properties officeooo:rsid="0146ce1a"/>
    </style:style>
    <style:style style:name="T57" style:family="text">
      <style:text-properties officeooo:rsid="0148b400"/>
    </style:style>
    <style:style style:name="T58" style:family="text">
      <style:text-properties officeooo:rsid="01474e0e"/>
    </style:style>
    <style:style style:name="T59" style:family="text">
      <style:text-properties officeooo:rsid="0149bb1d"/>
    </style:style>
    <style:style style:name="T60" style:family="text">
      <style:text-properties officeooo:rsid="014e47e4"/>
    </style:style>
    <style:style style:name="T61" style:family="text">
      <style:text-properties fo:color="#5f826b" loext:opacity="100%" style:font-name="JetBrains Mono" fo:font-size="10pt" fo:font-style="italic" fo:font-weight="normal" style:font-size-asian="10pt" style:font-style-asian="italic" style:font-weight-asian="normal"/>
    </style:style>
    <style:style style:name="T62" style:family="text">
      <style:text-properties fo:color="#5f826b" loext:opacity="100%" style:font-name="JetBrains Mono" fo:font-size="10pt" fo:font-style="italic" fo:font-weight="normal" officeooo:rsid="014e47e4" style:font-size-asian="10pt" style:font-style-asian="italic" style:font-weight-asian="normal"/>
    </style:style>
    <style:style style:name="T63" style:family="text">
      <style:text-properties fo:color="#67a37c" loext:opacity="100%" style:font-name="JetBrains Mono" fo:font-size="10pt" fo:font-style="italic" fo:font-weight="normal" style:font-size-asian="10pt" style:font-style-asian="italic" style:font-weight-asian="normal"/>
    </style:style>
    <style:style style:name="T64" style:family="text">
      <style:text-properties fo:color="#abadb3" loext:opacity="100%" style:font-name="JetBrains Mono" fo:font-size="10pt" fo:font-style="italic" fo:font-weight="normal" style:font-size-asian="10pt" style:font-style-asian="italic" style:font-weight-asian="normal"/>
    </style:style>
    <style:style style:name="T65" style:family="text">
      <style:text-properties officeooo:rsid="00e6a4e6"/>
    </style:style>
    <style:style style:name="T66" style:family="text">
      <style:text-properties officeooo:rsid="010b4892"/>
    </style:style>
    <style:style style:name="T67" style:family="text">
      <style:text-properties officeooo:rsid="0133a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5053_1643121603" office:name="Les différentes formes" text:style-name="Index_20_Link" text:visited-style-name="Index_20_Link">1.9 Les différentes formes<text:tab/>11</text:a></text:p>
          <text:p text:style-name="P2"><text:a xlink:type="simple" xlink:href="#__RefHeading___Toc5055_1643121603" office:name="Le Rotateur" text:style-name="Index_20_Link" text:visited-style-name="Index_20_Link">1.10 Le Rotateur<text:tab/>13</text:a></text:p>
          <text:p text:style-name="P2"><text:a xlink:type="simple" xlink:href="#__RefHeading___Toc5057_1643121603" office:name="Le découpeur" text:style-name="Index_20_Link" text:visited-style-name="Index_20_Link">1.11 Le découpeur<text:tab/>14</text:a></text:p>
          <text:p text:style-name="P2"><text:a xlink:type="simple" xlink:href="#__RefHeading___Toc5059_1643121603" office:name="Les petites modifications" text:style-name="Index_20_Link" text:visited-style-name="Index_20_Link">1.12 Les petites modifications<text:tab/>16</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text:bookmark-start text:name="__RefHeading___Toc5053_1643121603"/>Les différentes formes<text:bookmark-end text:name="__RefHeading___Toc5053_1643121603"/></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h text:style-name="Heading_20_2" text:outline-level="2"><text:bookmark-start text:name="__RefHeading___Toc5055_1643121603"/>Le Rotateur<text:bookmark-end text:name="__RefHeading___Toc5055_1643121603"/></text:h>
      <text:p text:style-name="P74">Pour implémenter le rotateur, on crée une classe le concernant en redéfinissant la fonction work de machine pour rotate <text:span text:style-name="T46">une seule fois à 90° </text:span><text:span text:style-name="T47">de notre item stocké et redéfinir send pour remettre le bouléan déjà tourner sur faux une fois envoyer, </text:span><text:span text:style-name="T48">cela permet de rotate une fois par rotateur donc si on veut rotate à 180° on en met 2 ect</text:span>:</text:p>
      <text:p text:style-name="P7" loext:marker-style-name="T3"><text:span text:style-name="T4">public class </text:span><text:span text:style-name="T3">Rotateur </text:span><text:span text:style-name="T4">extends </text:span><text:span text:style-name="T3">Machine {<text:line-break/> <text:s text:c="3"/></text:span><text:span text:style-name="T4">private boolean </text:span><text:span text:style-name="T6">dejaTourne </text:span><text:span text:style-name="T3">= </text:span><text:span text:style-name="T4">false</text:span><text:span text:style-name="T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dejaTourne</text:span><text:span text:style-name="T3">) {<text:line-break/> <text:s text:c="11"/>((ItemShape) </text:span><text:span text:style-name="T6">current</text:span><text:span text:style-name="T3">.getFirst()).rotate();<text:line-break/> <text:s text:c="11"/></text:span><text:span text:style-name="T6">dejaTourne </text:span><text:span text:style-name="T3">= </text:span><text:span text:style-name="T4">true</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super</text:span><text:span text:style-name="T3">.send();<text:line-break/> <text:s text:c="7"/></text:span><text:span text:style-name="T4">if </text:span><text:span text:style-name="T3">(</text:span><text:span text:style-name="T6">current</text:span><text:span text:style-name="T3">.isEmpty()) {<text:line-break/> <text:s text:c="11"/></text:span><text:span text:style-name="T6">dejaTourne </text:span><text:span text:style-name="T3">= </text:span><text:span text:style-name="T4">false</text:span><text:span text:style-name="T3">;<text:line-break/> <text:s text:c="7"/>}<text:line-break/> <text:s text:c="3"/>}<text:line-break/>}</text:span></text:p>
      <text:p text:style-name="P75" loext:marker-style-name="T3"/>
      <text:p text:style-name="P76">On redéfinit également accepteDepuis pour accepter que depuis l’entré de la machine et on finit par définir ses 4 icones : </text:p>
      <text:p text:style-name="P7" loext:marker-style-name="T3"><text:span text:style-name="T6">icoRotateurHaut </text:span><text:span text:style-name="T3">= </text:span><text:span text:style-name="T4">new </text:span><text:span text:style-name="T3">ImageIcon(</text:span><text:span text:style-name="T11">"./data/sprites/buildings/rotater.png"</text:span><text:span text:style-name="T3">).getImage();<text:line-break/></text:span><text:span text:style-name="T6">icoRotateurBas </text:span><text:span text:style-name="T3">= </text:span><text:span text:style-name="T4">new </text:span><text:span text:style-name="T3">ImageIcon(</text:span><text:span text:style-name="T11">"./data/sprites/buildings/rotater_bas.png"</text:span><text:span text:style-name="T3">).getImage();<text:line-break/></text:span><text:span text:style-name="T6">icoRotateurGauche </text:span><text:span text:style-name="T3">= </text:span><text:span text:style-name="T4">new </text:span><text:span text:style-name="T3">ImageIcon(</text:span><text:span text:style-name="T11">"./data/sprites/buildings/rotater_gauche.png"</text:span><text:span text:style-name="T3">).getImage();<text:line-break/></text:span><text:span text:style-name="T6">icoRotateurDroit </text:span><text:span text:style-name="T3">= </text:span><text:span text:style-name="T4">new </text:span><text:span text:style-name="T3">ImageIcon(</text:span><text:span text:style-name="T11">"./data/sprites/buildings/rotater_droit.png"</text:span><text:span text:style-name="T3">).getImage();</text:span></text:p>
      <text:p text:style-name="P77">Et appliquer la rotation selon la direction :</text:p>
      <text:p text:style-name="P7" loext:marker-style-name="T3"><text:span text:style-name="T4">else if </text:span><text:span text:style-name="T3">(m </text:span><text:span text:style-name="T4">instanceof </text:span><text:span text:style-name="T3">Rotat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RotateurHaut</text:span><text:span text:style-name="T3">);<text:line-break/></text:span><text:soft-page-break/><text:span text:style-name="T3">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Rotat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Rotat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Rotat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5057_1643121603"/>Le découpeur<text:bookmark-end text:name="__RefHeading___Toc5057_1643121603"/></text:h>
      <text:p text:style-name="P78">Pour pouvoir réaliser le découpeur, il a fallu déjà développer la fonction cut dans la classe ItemShape :</text:p>
      <text:p text:style-name="P7" loext:marker-style-name="T3"><text:span text:style-name="T4">public </text:span><text:span text:style-name="T3">ItemShape </text:span><text:span text:style-name="T7">Cut</text:span><text:span text:style-name="T3">() { </text:span><text:span text:style-name="T9">// this et l'objet retourné correpondent au deux sorties<text:line-break/> <text:s text:c="3"/>// Moitié gauche : on garde quadrants 2 et 3, on met 0 et 1 à None/null<text:line-break/> <text:s text:c="3"/></text:span><text:span text:style-name="T3">SubShape[] leftShapes = </text:span><text:span text:style-name="T4">new </text:span><text:span text:style-name="T3">SubShape[]{SubShape.</text:span><text:span text:style-name="T5">None</text:span><text:span text:style-name="T3">, SubShape.</text:span><text:span text:style-name="T5">None</text:span><text:span text:style-name="T3">, </text:span><text:span text:style-name="T6">tabSubShapes</text:span><text:span text:style-name="T3">[</text:span><text:span text:style-name="T10">2</text:span><text:span text:style-name="T3">], </text:span><text:span text:style-name="T6">tabSubShapes</text:span><text:span text:style-name="T3">[</text:span><text:span text:style-name="T10">3</text:span><text:span text:style-name="T3">]};<text:line-break/> <text:s text:c="3"/>Color[] leftColors = </text:span><text:span text:style-name="T4">new </text:span><text:span text:style-name="T3">Color[]{</text:span><text:span text:style-name="T4">null</text:span><text:span text:style-name="T3">, </text:span><text:span text:style-name="T4">null</text:span><text:span text:style-name="T3">, </text:span><text:span text:style-name="T6">tabColors</text:span><text:span text:style-name="T3">[</text:span><text:span text:style-name="T10">2</text:span><text:span text:style-name="T3">], </text:span><text:span text:style-name="T6">tabColors</text:span><text:span text:style-name="T3">[</text:span><text:span text:style-name="T10">3</text:span><text:span text:style-name="T3">]};<text:line-break/><text:line-break/> <text:s text:c="3"/></text:span><text:span text:style-name="T9">// This devient la moitié droite : on garde quadrants 0 et 1, on met 2 et 3 à None/null<text:line-break/> <text:s text:c="3"/></text:span><text:span text:style-name="T6">tabSubShapes</text:span><text:span text:style-name="T3">[</text:span><text:span text:style-name="T10">2</text:span><text:span text:style-name="T3">] = SubShape.</text:span><text:span text:style-name="T5">None</text:span><text:span text:style-name="T3">;<text:line-break/> <text:s text:c="3"/></text:span><text:span text:style-name="T6">tabSubShapes</text:span><text:span text:style-name="T3">[</text:span><text:span text:style-name="T10">3</text:span><text:span text:style-name="T3">] = SubShape.</text:span><text:span text:style-name="T5">None</text:span><text:span text:style-name="T3">;<text:line-break/> <text:s text:c="3"/></text:span><text:span text:style-name="T6">tabColors</text:span><text:span text:style-name="T3">[</text:span><text:span text:style-name="T10">2</text:span><text:span text:style-name="T3">] = </text:span><text:span text:style-name="T4">null</text:span><text:span text:style-name="T3">;<text:line-break/> <text:s text:c="3"/></text:span><text:span text:style-name="T6">tabColors</text:span><text:span text:style-name="T3">[</text:span><text:span text:style-name="T10">3</text:span><text:span text:style-name="T3">] = </text:span><text:span text:style-name="T4">null</text:span><text:span text:style-name="T3">;<text:line-break/><text:line-break/> <text:s text:c="3"/></text:span><text:span text:style-name="T9">// On reconstruit le code pour this<text:line-break/> <text:s text:c="3"/></text:span><text:span text:style-name="T6">code </text:span><text:span text:style-name="T3">= buildCode();<text:line-break/><text:line-break/> <text:s text:c="3"/></text:span><text:span text:style-name="T9">// On crée la moitié gauche<text:line-break/> <text:s text:c="3"/></text:span><text:span text:style-name="T3">ItemShape left = </text:span><text:span text:style-name="T4">new </text:span><text:span text:style-name="T3">ItemShape(leftShapes, leftColors);<text:line-break/> <text:s text:c="3"/></text:span><text:span text:style-name="T4">return </text:span><text:span text:style-name="T3">left;<text:line-break/>}</text:span></text:p>
      <text:p text:style-name="P79">Cette dernière retourne la moitié gauche de la forme en mettant la moitié droite à nul et l’objet courant lui fait l’inverse pour obtenir deux formes. <text:span text:style-name="T49">On ajoute également le constructeur qui permet d’initialiser la forme et le couleur et d’appeller le reconstructeur <text:s/>build :</text:span></text:p>
      <text:p text:style-name="P7" loext:marker-style-name="T3"><text:span text:style-name="T4">private </text:span><text:span text:style-name="T7">ItemShape</text:span><text:span text:style-name="T3">(SubShape[] shapes, Color[] colors) {<text:line-break/> <text:s text:c="3"/></text:span><text:span text:style-name="T6">tabSubShapes </text:span><text:span text:style-name="T3">= shapes;<text:line-break/> <text:s text:c="3"/></text:span><text:span text:style-name="T6">tabColors </text:span><text:span text:style-name="T3">= colors;<text:line-break/> <text:s text:c="3"/></text:span><text:span text:style-name="T6">code </text:span><text:span text:style-name="T3">= buildCode();<text:line-break/>}<text:line-break/><text:line-break/></text:span><text:span text:style-name="T4">private </text:span><text:span text:style-name="T3">String </text:span><text:span text:style-name="T7">buildCode</text:span><text:span text:style-name="T3">() {<text:line-break/> <text:s text:c="3"/>StringBuilder sb = </text:span><text:span text:style-name="T4">new </text:span><text:span text:style-name="T3">StringBuilder();<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switch </text:span><text:span text:style-name="T3">(</text:span><text:span text:style-name="T6">tabSubShapes</text:span><text:span text:style-name="T3">[i]) {<text:line-break/> <text:s text:c="11"/></text:span><text:span text:style-name="T4">case </text:span><text:span text:style-name="T5">Carre</text:span><text:span text:style-name="T3">: sb.append(</text:span><text:span text:style-name="T11">'C'</text:span><text:span text:style-name="T3">); </text:span><text:span text:style-name="T4">break</text:span><text:span text:style-name="T3">;<text:line-break/> <text:s text:c="11"/></text:span><text:span text:style-name="T4">case </text:span><text:span text:style-name="T5">Circle</text:span><text:span text:style-name="T3">: sb.append(</text:span><text:span text:style-name="T11">'O'</text:span><text:span text:style-name="T3">); </text:span><text:span text:style-name="T4">break</text:span><text:span text:style-name="T3">;<text:line-break/> <text:s text:c="11"/></text:span><text:span text:style-name="T4">case </text:span><text:span text:style-name="T5">Star</text:span><text:span text:style-name="T3">: sb.append(</text:span><text:span text:style-name="T11">'S'</text:span><text:span text:style-name="T3">); </text:span><text:span text:style-name="T4">break</text:span><text:span text:style-name="T3">;<text:line-break/> <text:s text:c="11"/></text:span><text:span text:style-name="T4">case </text:span><text:span text:style-name="T5">Fan</text:span><text:span text:style-name="T3">: sb.append(</text:span><text:span text:style-name="T11">'F'</text:span><text:span text:style-name="T3">); </text:span><text:span text:style-name="T4">break</text:span><text:span text:style-name="T3">;<text:line-break/> <text:s text:c="11"/></text:span><text:span text:style-name="T4">case </text:span><text:span text:style-name="T5">None</text:span><text:span text:style-name="T3">: sb.append(</text:span><text:span text:style-name="T11">'-'</text:span><text:span text:style-name="T3">); </text:span><text:span text:style-name="T4">break</text:span><text:span text:style-name="T3">;<text:line-break/> <text:s text:c="7"/>}<text:line-break/> <text:s text:c="7"/></text:span><text:span text:style-name="T4">if </text:span><text:span text:style-name="T3">(</text:span><text:span text:style-name="T6">tabColors</text:span><text:span text:style-name="T3">[i] == </text:span><text:span text:style-name="T4">null</text:span><text:span text:style-name="T3">) sb.append(</text:span><text:span text:style-name="T11">'-'</text:span><text:span text:style-name="T3">);<text:line-break/> <text:s text:c="7"/></text:span><text:span text:style-name="T4">else switch </text:span><text:span text:style-name="T3">(</text:span><text:span text:style-name="T6">tabColors</text:span><text:span text:style-name="T3">[i]) {<text:line-break/></text:span><text:soft-page-break/><text:span text:style-name="T3"> <text:s text:c="11"/></text:span><text:span text:style-name="T4">case </text:span><text:span text:style-name="T5">Red</text:span><text:span text:style-name="T3">: sb.append(</text:span><text:span text:style-name="T11">'r'</text:span><text:span text:style-name="T3">); </text:span><text:span text:style-name="T4">break</text:span><text:span text:style-name="T3">;<text:line-break/> <text:s text:c="11"/></text:span><text:span text:style-name="T4">case </text:span><text:span text:style-name="T5">White</text:span><text:span text:style-name="T3">: sb.append(</text:span><text:span text:style-name="T11">'b'</text:span><text:span text:style-name="T3">); </text:span><text:span text:style-name="T4">break</text:span><text:span text:style-name="T3">;<text:line-break/> <text:s text:c="11"/></text:span><text:span text:style-name="T4">case </text:span><text:span text:style-name="T5">Green</text:span><text:span text:style-name="T3">: sb.append(</text:span><text:span text:style-name="T11">'g'</text:span><text:span text:style-name="T3">); </text:span><text:span text:style-name="T4">break</text:span><text:span text:style-name="T3">;<text:line-break/> <text:s text:c="11"/></text:span><text:span text:style-name="T4">case </text:span><text:span text:style-name="T5">Blue</text:span><text:span text:style-name="T3">: sb.append(</text:span><text:span text:style-name="T11">'u'</text:span><text:span text:style-name="T3">); </text:span><text:span text:style-name="T4">break</text:span><text:span text:style-name="T3">;<text:line-break/> <text:s text:c="11"/></text:span><text:span text:style-name="T4">case </text:span><text:span text:style-name="T5">Yellow</text:span><text:span text:style-name="T3">: sb.append(</text:span><text:span text:style-name="T11">'y'</text:span><text:span text:style-name="T3">); </text:span><text:span text:style-name="T4">break</text:span><text:span text:style-name="T3">;<text:line-break/> <text:s text:c="11"/></text:span><text:span text:style-name="T4">case </text:span><text:span text:style-name="T5">Purple</text:span><text:span text:style-name="T3">: sb.append(</text:span><text:span text:style-name="T11">'p'</text:span><text:span text:style-name="T3">); </text:span><text:span text:style-name="T4">break</text:span><text:span text:style-name="T3">;<text:line-break/> <text:s text:c="11"/></text:span><text:span text:style-name="T4">case </text:span><text:span text:style-name="T5">Cyan</text:span><text:span text:style-name="T3">: sb.append(</text:span><text:span text:style-name="T11">'c'</text:span><text:span text:style-name="T3">); </text:span><text:span text:style-name="T4">break</text:span><text:span text:style-name="T3">;<text:line-break/> <text:s text:c="7"/>}<text:line-break/> <text:s text:c="3"/>}<text:line-break/> <text:s text:c="3"/></text:span><text:span text:style-name="T4">return </text:span><text:span text:style-name="T3">sb.toString();<text:line-break/>}</text:span></text:p>
      <text:p text:style-name="P80">Et ensuite, dans la classe découpeur, on redéfinit la fonction work pour couper la forme actuel :</text:p>
      <text:p text:style-name="P7" loext:marker-style-name="T3"><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7"/>ItemShape shape = (ItemShape) </text:span><text:span text:style-name="T6">current</text:span><text:span text:style-name="T3">.getFirst();<text:line-break/> <text:s text:c="7"/>shape.Cut(); </text:span><text:span text:style-name="T9">// coupe la forme, this garde la moitié droite<text:line-break/> <text:s text:c="3"/></text:span><text:span text:style-name="T3">}<text:line-break/>}</text:span></text:p>
      <text:p text:style-name="P81">Il faut ensuite gérer la deuxième sortie du découpeur <text:span text:style-name="T50">à gauche, pour se faire on ajoute une fonction pour retourner la direction à gauche :</text:span></text:p>
      <text:p text:style-name="P7" loext:marker-style-name="T3"><text:span text:style-name="T4">public </text:span><text:span text:style-name="T3">Direction </text:span><text:span text:style-name="T7">direction_gauch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82">Ensuite on change simplement la fonction work pour stocker la moitié gauche, et avec send on envoit la moitié droite (le current) :</text:p>
      <text:p text:style-name="P7" loext:marker-style-name="T3"><text:span text:style-name="T4">private </text:span><text:span text:style-name="T3">ItemShape </text:span><text:span text:style-name="T6">moitieGauche </text:span><text:span text:style-name="T3">= </text:span><text:span text:style-name="T4">null</text:span><text:span text:style-name="T3">;<text:line-break/><text:line-break/></text:span><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moitieGauche </text:span><text:span text:style-name="T3">== </text:span><text:span text:style-name="T4">null</text:span><text:span text:style-name="T3">) {<text:line-break/> <text:s text:c="7"/>ItemShape shape = (ItemShape) </text:span><text:span text:style-name="T6">current</text:span><text:span text:style-name="T3">.getFirst();<text:line-break/> <text:s text:c="7"/></text:span><text:span text:style-name="T6">moitieGauche </text:span><text:span text:style-name="T3">= shape.Cut();<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Envoi moitié droite (direction normale)<text:line-break/> <text:s text:c="3"/></text:span><text:span text:style-name="T4">super</text:span><text:span text:style-name="T3">.send();<text:line-break/><text:line-break/> <text:s text:c="3"/></text:span><text:span text:style-name="T9">// Envoi moitié gauche (direction à gauche)<text:line-break/> <text:s text:c="3"/></text:span><text:span text:style-name="T4">if </text:span><text:span text:style-name="T3">(</text:span><text:span text:style-name="T6">moitieGauche </text:span><text:span text:style-name="T3">!= </text:span><text:span text:style-name="T4">null</text:span><text:span text:style-name="T3">) {<text:line-break/> <text:s text:c="7"/>Case gauche = </text:span><text:span text:style-name="T6">c</text:span><text:span text:style-name="T3">.</text:span><text:span text:style-name="T6">plateau</text:span><text:span text:style-name="T3">.getCase(</text:span><text:span text:style-name="T6">c</text:span><text:span text:style-name="T3">, </text:span><text:span text:style-name="T6">d</text:span><text:span text:style-name="T3">.direction_gauche());<text:line-break/> <text:s text:c="7"/></text:span><text:span text:style-name="T4">if </text:span><text:span text:style-name="T3">(gauche != </text:span><text:span text:style-name="T4">null</text:span><text:span text:style-name="T3">) {<text:line-break/> <text:s text:c="11"/>Machine m = gauche.getMachine();<text:line-break/> <text:s text:c="11"/></text:span><text:span text:style-name="T4">if </text:span><text:span text:style-name="T3">(m != </text:span><text:span text:style-name="T4">null </text:span><text:span text:style-name="T3">&amp;&amp; m.accepteDepuis(</text:span><text:span text:style-name="T6">d</text:span><text:span text:style-name="T3">.direction_gauche().direction_opossee()) &amp;&amp; m.</text:span><text:span text:style-name="T6">current</text:span><text:span text:style-name="T3">.isEmpty()) {<text:line-break/> <text:s text:c="15"/>m.</text:span><text:span text:style-name="T6">current</text:span><text:span text:style-name="T3">.add(</text:span><text:span text:style-name="T6">moitieGauche</text:span><text:span text:style-name="T3">);<text:line-break/> <text:s text:c="15"/></text:span><text:span text:style-name="T6">moitieGauche </text:span><text:span text:style-name="T3">= </text:span><text:span text:style-name="T4">null</text:span><text:span text:style-name="T3">;<text:line-break/> <text:s text:c="11"/>}<text:line-break/> <text:s text:c="7"/>}<text:line-break/></text:span><text:soft-page-break/><text:span text:style-name="T3"> <text:s text:c="3"/>}<text:line-break/>}</text:span></text:p>
      <text:p text:style-name="P83">et pour finir on gère l’affichage de l’icone et de leur direction dans la vuecontroleur :</text:p>
      <text:p text:style-name="P84">on charge les icones :</text:p>
      <text:p text:style-name="P7" loext:marker-style-name="T3"><text:span text:style-name="T6">icoDecoupeurDroit </text:span><text:span text:style-name="T3">= </text:span><text:span text:style-name="T4">new </text:span><text:span text:style-name="T3">ImageIcon(</text:span><text:span text:style-name="T11">"./data/sprites/buildings/cutter_droit.png"</text:span><text:span text:style-name="T3">).getImage();<text:line-break/></text:span><text:span text:style-name="T6">icoDecoupeurGauche </text:span><text:span text:style-name="T3">= </text:span><text:span text:style-name="T4">new </text:span><text:span text:style-name="T3">ImageIcon(</text:span><text:span text:style-name="T11">"./data/sprites/buildings/cutter_gauche.png"</text:span><text:span text:style-name="T3">).getImage();<text:line-break/></text:span><text:span text:style-name="T6">icoDecoupeurHaut </text:span><text:span text:style-name="T3">= </text:span><text:span text:style-name="T4">new </text:span><text:span text:style-name="T3">ImageIcon(</text:span><text:span text:style-name="T11">"./data/sprites/buildings/cutter.png"</text:span><text:span text:style-name="T3">).getImage();<text:line-break/></text:span><text:span text:style-name="T6">icoDecoupeurBas </text:span><text:span text:style-name="T3">= </text:span><text:span text:style-name="T4">new </text:span><text:span text:style-name="T3">ImageIcon(</text:span><text:span text:style-name="T11">"./data/sprites/buildings/cutter_bas.png"</text:span><text:span text:style-name="T3">).getImage();</text:span></text:p>
      <text:p text:style-name="P85">Et pour finir, on ajoute notre switch dans mettreàjouraffichage :</text:p>
      <text:p text:style-name="P7" loext:marker-style-name="T3"><text:span text:style-name="T4">else if </text:span><text:span text:style-name="T3">(m </text:span><text:span text:style-name="T4">instanceof </text:span><text:span text:style-name="T3">Decoup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Decoupeur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Decoup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Decoup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DecoupeurBas</text:span><text:span text:style-name="T3">);<text:line-break/> <text:s text:c="11"/></text:span><text:span text:style-name="T4">break</text:span><text:span text:style-name="T3">;<text:line-break/> <text:s text:c="3"/>}<text:line-break/>}</text:span></text:p>
      <text:h text:style-name="Heading_20_2" text:outline-level="2">L’atelier de peinture</text:h>
      <text:p text:style-name="P86">Pour pouvoir implémenter l’atelier de peinture, il faut d’abord compléter la fonction color de itemshape :</text:p>
      <text:p text:style-name="P7" loext:marker-style-name="T3"><text:span text:style-name="T4">public void </text:span><text:span text:style-name="T7">Color</text:span><text:span text:style-name="T3">(Color c) {<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if </text:span><text:span text:style-name="T3">(</text:span><text:span text:style-name="T6">tabSubShapes</text:span><text:span text:style-name="T3">[i] != SubShape.</text:span><text:span text:style-name="T5">None</text:span><text:span text:style-name="T3">) {<text:line-break/> <text:s text:c="11"/></text:span><text:span text:style-name="T6">tabColors</text:span><text:span text:style-name="T3">[i] = c;<text:line-break/> <text:s text:c="7"/>}<text:line-break/> <text:s text:c="3"/>}<text:line-break/> <text:s text:c="3"/></text:span><text:span text:style-name="T6">code </text:span><text:span text:style-name="T3">= buildCode();<text:line-break/>}</text:span></text:p>
      <text:p text:style-name="P87">Permettant de remplir le tableau de la couleur voulu. <text:span text:style-name="T51">Ensuite, </text:span><text:span text:style-name="T52">il faut créer la classe peinture :</text:span></text:p>
      <text:p text:style-name="P7" loext:marker-style-name="T3"><text:span text:style-name="T4">public class </text:span><text:span text:style-name="T3">Peinture </text:span><text:span text:style-name="T4">extends </text:span><text:span text:style-name="T3">Machine {<text:line-break/> <text:s text:c="3"/></text:span><text:span text:style-name="T4">private </text:span><text:span text:style-name="T3">ItemColor </text:span><text:span text:style-name="T6">couleurEnAttente </text:span><text:span text:style-name="T3">= </text:span><text:span text:style-name="T4">null</text:span><text:span text:style-name="T3">;<text:line-break/> <text:s text:c="3"/></text:span><text:span text:style-name="T4">private </text:span><text:span text:style-name="T3">ItemShape </text:span><text:span text:style-name="T6">formeEnAttente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suivante()) {<text:line-break/> <text:s text:c="11"/></text:span><text:span text:style-name="T4">return </text:span><text:span text:style-name="T6">couleurEnAttente </text:span><text:span text:style-name="T3">== </text:span><text:span text:style-name="T4">null</text:span><text:span text:style-name="T3">;<text:line-break/> <text:s text:c="7"/>}<text:line-break/> <text:s text:c="7"/></text:span><text:span text:style-name="T4">if </text:span><text:span text:style-name="T3">(provenance == </text:span><text:span text:style-name="T6">d</text:span><text:span text:style-name="T3">.direction_opossee()) {<text:line-break/> <text:s text:c="11"/></text:span><text:span text:style-name="T4">return </text:span><text:span text:style-name="T6">formeEnAttente </text:span><text:span text:style-name="T3">== </text:span><text:span text:style-name="T4">null</text:span><text:span text:style-name="T3">;<text:line-break/> <text:s text:c="7"/>}<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text:span><text:soft-page-break/><text:span text:style-name="T3">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 <text:s text:c="11"/></text:span><text:span text:style-name="T4">if </text:span><text:span text:style-name="T3">(item </text:span><text:span text:style-name="T4">instanceof </text:span><text:span text:style-name="T3">ItemColor &amp;&amp; </text:span><text:span text:style-name="T6">couleurEnAttente </text:span><text:span text:style-name="T3">== </text:span><text:span text:style-name="T4">null</text:span><text:span text:style-name="T3">) {<text:line-break/> <text:s text:c="15"/></text:span><text:span text:style-name="T6">couleurEnAttente </text:span><text:span text:style-name="T3">= (ItemColor) item;<text:line-break/> <text:s text:c="15"/></text:span><text:span text:style-name="T6">current</text:span><text:span text:style-name="T3">.clear();<text:line-break/> <text:s text:c="11"/>} </text:span><text:span text:style-name="T4">else if </text:span><text:span text:style-name="T3">(item </text:span><text:span text:style-name="T4">instanceof </text:span><text:span text:style-name="T3">ItemShape &amp;&amp; </text:span><text:span text:style-name="T6">formeEnAttente </text:span><text:span text:style-name="T3">== </text:span><text:span text:style-name="T4">null</text:span><text:span text:style-name="T3">) {<text:line-break/> <text:s text:c="15"/></text:span><text:span text:style-name="T6">formeEnAttente </text:span><text:span text:style-name="T3">= (ItemShape) item;<text:line-break/> <text:s text:c="15"/></text:span><text:span text:style-name="T6">current</text:span><text:span text:style-name="T3">.clear();<text:line-break/> <text:s text:c="11"/>}<text:line-break/> <text:s text:c="7"/>}<text:line-break/><text:line-break/> <text:s text:c="7"/></text:span><text:span text:style-name="T4">if </text:span><text:span text:style-name="T3">(</text:span><text:span text:style-name="T6">couleurEnAttente </text:span><text:span text:style-name="T3">!= </text:span><text:span text:style-name="T4">null </text:span><text:span text:style-name="T3">&amp;&amp; </text:span><text:span text:style-name="T6">formeEnAttente </text:span><text:span text:style-name="T3">!= </text:span><text:span text:style-name="T4">null</text:span><text:span text:style-name="T3">) {<text:line-break/> <text:s text:c="11"/></text:span><text:span text:style-name="T6">formeEnAttente</text:span><text:span text:style-name="T3">.Color(</text:span><text:span text:style-name="T6">couleurEnAttente</text:span><text:span text:style-name="T3">.getColor());<text:line-break/> <text:s text:c="11"/></text:span><text:span text:style-name="T6">current</text:span><text:span text:style-name="T3">.clear();<text:line-break/> <text:s text:c="11"/></text:span><text:span text:style-name="T6">current</text:span><text:span text:style-name="T3">.add(</text:span><text:span text:style-name="T6">formeEnAttente</text:span><text:span text:style-name="T3">);<text:line-break/> <text:s text:c="11"/></text:span><text:span text:style-name="T6">formeEnAttente </text:span><text:span text:style-name="T3">= </text:span><text:span text:style-name="T4">null</text:span><text:span text:style-name="T3">;<text:line-break/> <text:s text:c="11"/></text:span><text:span text:style-name="T6">couleurEnAttente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11"/></text:span><text:span text:style-name="T4">super</text:span><text:span text:style-name="T3">.send();<text:line-break/> <text:s text:c="7"/>}<text:line-break/> <text:s text:c="3"/>}<text:line-break/>}</text:span></text:p>
      <text:p text:style-name="P88">La méthode work permet de</text:p>
      <text:p text:style-name="P89">Ensuite, on rajoute notre outil d’atelier de peinture dans notre enum outil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line-break/></text:span><text:span text:style-name="T3">}</text:span></text:p>
      <text:p text:style-name="P90">Et ajouter dans notre classe jeu, dans les méthode press et slide le case pour la peinture :</text:p>
      <text:p text:style-name="P7" loext:marker-style-name="T3"><text:span text:style-name="T4">case </text:span><text:span text:style-name="T5">PEINTURE</text:span><text:span text:style-name="T3">:<text:line-break/> <text:s text:c="3"/></text:span><text:span text:style-name="T6">plateau</text:span><text:span text:style-name="T3">.setMachine(x, y, </text:span><text:span text:style-name="T4">new </text:span><text:span text:style-name="T3">Peinture());<text:line-break/> <text:s text:c="3"/></text:span><text:span text:style-name="T4">break</text:span><text:span text:style-name="T3">;</text:span></text:p>
      <text:p text:style-name="P91">Pour finir, on modifie notre vue controleur, pour ajouter notre bouton à notre boite à outil <text:span text:style-name="T53">ainsi que les icones sur la grille </text:span>:</text:p>
      <text:p text:style-name="P7" loext:marker-style-name="T3"><text:span text:style-name="T4">private </text:span><text:span text:style-name="T3">Image </text:span><text:span text:style-name="T6">icoPeintureHaut</text:span><text:span text:style-name="T3">;<text:line-break/></text:span><text:span text:style-name="T4">private </text:span><text:span text:style-name="T3">Image </text:span><text:span text:style-name="T6">icoPeintureBas</text:span><text:span text:style-name="T3">;<text:line-break/></text:span><text:span text:style-name="T4">private </text:span><text:span text:style-name="T3">Image </text:span><text:span text:style-name="T6">icoPeintureGauche</text:span><text:span text:style-name="T3">;<text:line-break/></text:span><text:span text:style-name="T4">private </text:span><text:span text:style-name="T3">Image </text:span><text:span text:style-name="T6">icoPeintureDroit</text:span><text:span text:style-name="T3">;</text:span></text:p>
      <text:p text:style-name="P92">On charge ensuite nos icones :</text:p>
      <text:p text:style-name="P7" loext:marker-style-name="T3"><text:span text:style-name="T6">icoPeintureHaut </text:span><text:span text:style-name="T3">= </text:span><text:span text:style-name="T4">new </text:span><text:span text:style-name="T3">ImageIcon(</text:span><text:span text:style-name="T11">"./data/sprites/buildings/painter_haut.png"</text:span><text:span text:style-name="T3">).getImage();<text:line-break/></text:span><text:span text:style-name="T6">icoPeintureBas </text:span><text:span text:style-name="T3">= </text:span><text:span text:style-name="T4">new </text:span><text:span text:style-name="T3">ImageIcon(</text:span><text:span text:style-name="T11">"./data/sprites/buildings/painter_bas.png"</text:span><text:span text:style-name="T3">).getImage();<text:line-break/></text:span><text:span text:style-name="T6">icoPeintureGauche </text:span><text:span text:style-name="T3">= </text:span><text:span text:style-name="T4">new </text:span><text:span text:style-name="T3">ImageIcon(</text:span><text:span text:style-name="T11">"./data/sprites/buildings/painter_gauche.png"</text:span><text:span text:style-name="T3">).getImage();<text:line-break/></text:span><text:span text:style-name="T6">icoPeintureDroit </text:span><text:span text:style-name="T3">= </text:span><text:span text:style-name="T4">new </text:span><text:span text:style-name="T3">ImageIcon(</text:span><text:span text:style-name="T11">"./data/sprites/buildings/painter.png"</text:span><text:span text:style-name="T3">).getImage();</text:span></text:p>
      <text:p text:style-name="P93">On modifie notre panneau pour ajouter une ligne en passant à 6 :</text:p>
      <text:p text:style-name="P7" loext:marker-style-name="T3"><text:span text:style-name="T3">panneauOutils.setLayout(</text:span><text:span text:style-name="T4">new </text:span><text:span text:style-name="T3">GridLayout(</text:span><text:span text:style-name="T10">5</text:span><text:span text:style-name="T3">, </text:span><text:span text:style-name="T10">1</text:span><text:span text:style-name="T3">));</text:span></text:p>
      <text:p text:style-name="P94">Et on créer ensuite notre bouton qu’on vien ajouter au panneau :</text:p>
      <text:p text:style-name="P7" loext:marker-style-name="T9"><text:span text:style-name="T3">JButton btnPeinture = </text:span><text:span text:style-name="T4">new </text:span><text:span text:style-name="T3">JButton(); </text:span><text:span text:style-name="T9">// On créer notre bouton pour la peinture</text:span></text:p>
      <text:p text:style-name="P7" loext:marker-style-name="T3"><text:span text:style-name="T3">btnPeinture.setIcon(</text:span><text:span text:style-name="T4">new </text:span><text:span text:style-name="T3">ImageIcon(</text:span><text:span text:style-name="T11">"./data/sprites/buildings/painter.png"</text:span><text:span text:style-name="T3">));</text:span></text:p>
      <text:p text:style-name="P7" loext:marker-style-name="T3"><text:span text:style-name="T3">btnPeinture.addActionListener(e -&gt; </text:span><text:span text:style-name="T6">jeu</text:span><text:span text:style-name="T3">.setOutilSelectionne(Outil.</text:span><text:span text:style-name="T5">PEINTURE</text:span><text:span text:style-name="T3">));</text:span></text:p>
      <text:p text:style-name="P7" loext:marker-style-name="T3"><text:span text:style-name="T3">btnPeinture.setFocusable(</text:span><text:span text:style-name="T4">false</text:span><text:span text:style-name="T3">);</text:span></text:p>
      <text:p text:style-name="P7" loext:marker-style-name="T3"><text:span text:style-name="T3">panneauOutils.add(btnPeinture);</text:span></text:p>
      <text:p text:style-name="P95"><text:soft-page-break/>Et ensuite on change l’orientation de l’atelier de peinture suivant la direction dans mettreàjouraffichage :</text:p>
      <text:p text:style-name="P7" loext:marker-style-name="T3"><text:span text:style-name="T4">else if </text:span><text:span text:style-name="T3">(m </text:span><text:span text:style-name="T4">instanceof </text:span><text:span text:style-name="T3">Peinture)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Peintur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Peintur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Peintur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PeintureBas</text:span><text:span text:style-name="T3">);<text:line-break/> <text:s text:c="11"/></text:span><text:span text:style-name="T4">break</text:span><text:span text:style-name="T3">;<text:line-break/> <text:s text:c="3"/>}</text:span></text:p>
      <text:p text:style-name="P96">On peut désormais si l’atelier est orienter de base vers le nord, rentrer une forme par le bas et une couleur par la droite pour colorier une forme dans la couleur rentré.</text:p>
      <text:h text:style-name="Heading_20_2" text:outline-level="2">La pause et reprise jeu</text:h>
      <text:p text:style-name="P97">Pour pouvoir implémenter la pause et reprise de jeu, <text:span text:style-name="T54">il à d’abord fallu modifier la classe jeu et ajouter un attribut enPause par défault à false :</text:span></text:p>
      <text:p text:style-name="P7" loext:marker-style-name="T3"><text:span text:style-name="T4">private boolean </text:span><text:span text:style-name="T6">enPause </text:span><text:span text:style-name="T3">= </text:span><text:span text:style-name="T4">false</text:span><text:span text:style-name="T3">;</text:span></text:p>
      <text:p text:style-name="P98">Et implémenter 2 fonctions permettant d’inverser l’état du bouléan et retourner ça valeur :</text:p>
      <text:p text:style-name="P7" loext:marker-style-name="T3"><text:span text:style-name="T4">public void </text:span><text:span text:style-name="T7">togglePause</text:span><text:span text:style-name="T3">() {<text:line-break/> <text:s text:c="3"/></text:span><text:span text:style-name="T6">enPause </text:span><text:span text:style-name="T3">= !</text:span><text:span text:style-name="T6">enPause</text:span><text:span text:style-name="T3">;<text:line-break/>}<text:line-break/><text:line-break/></text:span><text:span text:style-name="T4">public boolean </text:span><text:span text:style-name="T7">isEnPause</text:span><text:span text:style-name="T3">() {<text:line-break/> <text:s text:c="3"/></text:span><text:span text:style-name="T4">return </text:span><text:span text:style-name="T6">enPause</text:span><text:span text:style-name="T3">;<text:line-break/>}</text:span></text:p>
      <text:p text:style-name="P99">Ensuite, dans la fonction jouerPartie, on modifie pour pour lancer la fonction run de plateau seulement quand la partie n’est pas en pause :</text:p>
      <text:p text:style-name="P7" loext:marker-style-name="T3"><text:span text:style-name="T4">public void </text:span><text:span text:style-name="T7">jouerPartie</text:span><text:span text:style-name="T3">() {<text:line-break/> <text:s text:c="3"/></text:span><text:span text:style-name="T4">while</text:span><text:span text:style-name="T3">(</text:span><text:span text:style-name="T4">true</text:span><text:span text:style-name="T3">) {<text:line-break/> <text:s text:c="7"/></text:span><text:span text:style-name="T4">try </text:span><text:span text:style-name="T3">{<text:line-break/> <text:s text:c="11"/></text:span><text:span text:style-name="T4">if</text:span><text:span text:style-name="T3">(! </text:span><text:span text:style-name="T6">enPause</text:span><text:span text:style-name="T3">){<text:line-break/> <text:s text:c="15"/></text:span><text:span text:style-name="T6">plateau</text:span><text:span text:style-name="T3">.run();<text:line-break/> <text:s text:c="11"/>}<text:line-break/> <text:s text:c="11"/>Thread.</text:span><text:span text:style-name="T27">sleep</text:span><text:span text:style-name="T3">(</text:span><text:span text:style-name="T10">1000</text:span><text:span text:style-name="T3">);<text:line-break/> <text:s text:c="7"/>} </text:span><text:span text:style-name="T4">catch </text:span><text:span text:style-name="T3">(InterruptedException e) {<text:line-break/> <text:s text:c="11"/></text:span><text:span text:style-name="T4">throw new </text:span><text:span text:style-name="T3">RuntimeException(e);<text:line-break/> <text:s text:c="7"/>}<text:line-break/> <text:s text:c="3"/>}<text:line-break/>}</text:span></text:p>
      <text:p text:style-name="P99">On met le thread en dehors pour pas bloquer si la partie est en pause. <text:span text:style-name="T55">Ensuite, on ajoute un event sur la touche espace afin de mettre en pause la partie :</text:span></text:p>
      <text:p text:style-name="P7" loext:marker-style-name="T3"><text:span text:style-name="T4">public void </text:span><text:span text:style-name="T7">keyPressed</text:span><text:span text:style-name="T3">(java.awt.event.KeyEvent e) {<text:line-break/> <text:s text:c="3"/></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7"/></text:span><text:span text:style-name="T6">jeu</text:span><text:span text:style-name="T3">.tournerMachine(</text:span><text:span text:style-name="T6">mouseX</text:span><text:span text:style-name="T3">, </text:span><text:span text:style-name="T6">mouseY</text:span><text:span text:style-name="T3">);<text:line-break/> <text:s text:c="3"/>} </text:span><text:span text:style-name="T4">else if </text:span><text:span text:style-name="T3">(e.getKeyCode() == java.awt.event.KeyEvent.</text:span><text:span text:style-name="T5">VK_SPACE</text:span><text:span text:style-name="T3">) {<text:line-break/> <text:s text:c="7"/></text:span><text:span text:style-name="T6">jeu</text:span><text:span text:style-name="T3">.togglePause();<text:line-break/></text:span><text:soft-page-break/><text:span text:style-name="T3"> <text:s text:c="3"/>}<text:line-break/>}</text:span></text:p>
      <text:p text:style-name="P100">Et pour finir, on ajoute dans notre légende la touche espace :</text:p>
      <text:p text:style-name="P7" loext:marker-style-name="T3"><text:span text:style-name="T3">JLabel legende = </text:span><text:span text:style-name="T4">new </text:span><text:span text:style-name="T3">JLabel(</text:span><text:span text:style-name="T11">" <text:s/>Clic droit : Supprimer <text:s/>| <text:s/>R : Tourner <text:s/>| <text:s/>Clic gauche : Placer <text:s/>| <text:s/>Espace : Pause <text:s/>"</text:span><text:span text:style-name="T3">);</text:span></text:p>
      <text:p text:style-name="P101">On va ensuite afficher un overlay pour indiquer que le jeu est en pause donc on rajoute un attribut jlabel :</text:p>
      <text:p text:style-name="P7" loext:marker-style-name="T3"><text:span text:style-name="T6">labelPause </text:span><text:span text:style-name="T3">= </text:span><text:span text:style-name="T4">new </text:span><text:span text:style-name="T3">JLabel(</text:span><text:span text:style-name="T11">"JEU EN PAUSE"</text:span><text:span text:style-name="T3">, SwingConstants.</text:span><text:span text:style-name="T5">CENTER</text:span><text:span text:style-name="T3">);<text:line-break/></text:span><text:span text:style-name="T6">labelPause</text:span><text:span text:style-name="T3">.setFont(</text:span><text:span text:style-name="T4">new </text:span><text:span text:style-name="T3">Font(</text:span><text:span text:style-name="T11">"Arial"</text:span><text:span text:style-name="T3">, Font.</text:span><text:span text:style-name="T5">BOLD</text:span><text:span text:style-name="T3">, </text:span><text:span text:style-name="T10">60</text:span><text:span text:style-name="T3">));<text:line-break/></text:span><text:span text:style-name="T6">labelPause</text:span><text:span text:style-name="T3">.setForeground(java.awt.Color.</text:span><text:span text:style-name="T5">RED</text:span><text:span text:style-name="T3">);<text:line-break/></text:span><text:span text:style-name="T6">labelPause</text:span><text:span text:style-name="T3">.setVisible(</text:span><text:span text:style-name="T4">false</text:span><text:span text:style-name="T3">);<text:line-break/>setGlassPane(</text:span><text:span text:style-name="T6">labelPause</text:span><text:span text:style-name="T3">);</text:span></text:p>
      <text:p text:style-name="P102">qu’on affiche ou masque en pressant la barre espace :</text:p>
      <text:p text:style-name="P7" loext:marker-style-name="T3"><text:span text:style-name="T4">else if </text:span><text:span text:style-name="T3">(e.getKeyCode() == java.awt.event.KeyEvent.</text:span><text:span text:style-name="T5">VK_SPACE</text:span><text:span text:style-name="T3">) {<text:line-break/> <text:s text:c="3"/></text:span><text:span text:style-name="T6">jeu</text:span><text:span text:style-name="T3">.togglePause();<text:line-break/> <text:s text:c="3"/></text:span><text:span text:style-name="T6">labelPause</text:span><text:span text:style-name="T3">.setVisible(</text:span><text:span text:style-name="T6">jeu</text:span><text:span text:style-name="T3">.isEnPause());<text:line-break/>}</text:span></text:p>
      <text:p text:style-name="P103">Pour qu’on ne puisse plus intéragir avec le jeu quand il est en pause, on rajoute l<text:span text:style-name="T56">a condition enpause dans les fonctions press, slide, tournerMachine et supprimerMachine </text:span><text:span text:style-name="T57">de la classe jeu </text:span><text:span text:style-name="T56">:</text:span></text:p>
      <text:p text:style-name="P7" loext:marker-style-name="T3"><text:span text:style-name="T4">if </text:span><text:span text:style-name="T3">(</text:span><text:span text:style-name="T6">enPause</text:span><text:span text:style-name="T3">) </text:span><text:span text:style-name="T4">return</text:span><text:span text:style-name="T3">;</text:span></text:p>
      <text:p text:style-name="P104">cela permet de ne pas intéragir avec <text:span text:style-name="T58">et de bloquer la fonction. </text:span><text:span text:style-name="T59">Au final on a donc cet écran pour la pause :</text:span></text:p>
      <text:h text:style-name="Heading_20_2" text:outline-level="2"><draw:frame draw:style-name="fr2" draw:name="Image4" text:anchor-type="char" svg:width="17cm" svg:height="7.812cm" draw:z-index="3"><draw:image xlink:href="Pictures/100000010000047F00000211145C40A4.png" xlink:type="simple" xlink:show="embed" xlink:actuate="onLoad" draw:mime-type="image/png"/></draw:frame>La touche pour quitter le jeu</text:h>
      <text:p text:style-name="P105">Pour implémenter la touche pour quitter le jeu, j’ai d’abord ajouter un listener sur la touche échap permettant de tuer l’application :</text:p>
      <text:p text:style-name="P106" loext:marker-style-name="T3"><text:span text:style-name="T3">} </text:span><text:span text:style-name="T4">else if </text:span><text:span text:style-name="T3">(e.getKeyCode() == KeyEvent.</text:span><text:span text:style-name="T5">VK_ESCAPE</text:span><text:span text:style-name="T3">) {<text:line-break/> <text:s text:c="3"/>System.</text:span><text:span text:style-name="T27">exit</text:span><text:span text:style-name="T3">(</text:span><text:span text:style-name="T10">0</text:span><text:span text:style-name="T3">);<text:line-break/>}</text:span></text:p>
      <text:p text:style-name="P107">Ensuite, j’ai rendu la fenêtre au lancement de l’application en plein écran :</text:p>
      <text:p text:style-name="P106" loext:marker-style-name="T3"><text:span text:style-name="T4">this</text:span><text:span text:style-name="T3">.setExtendedState(JFrame.</text:span><text:span text:style-name="T5">MAXIMIZED_BOTH</text:span><text:span text:style-name="T3">);</text:span></text:p>
      <text:p text:style-name="P107">puis j’ai enlever les boutons par défaut de windows pour réduire agrandir et fermer la fenêtre :</text:p>
      <text:p text:style-name="P106" loext:marker-style-name="T3"><text:span text:style-name="T4">this</text:span><text:span text:style-name="T3">.setUndecorated(</text:span><text:span text:style-name="T4">true</text:span><text:span text:style-name="T3">);</text:span></text:p>
      <text:p text:style-name="P107">et empêcher le redimenssionnement pour une vraie expérience utilisateur :</text:p>
      <text:p text:style-name="P106" loext:marker-style-name="T3"><text:span text:style-name="T4">this</text:span><text:span text:style-name="T3">.setResizable(</text:span><text:span text:style-name="T4">false</text:span><text:span text:style-name="T3">);</text:span></text:p>
      <text:h text:style-name="Heading_20_2" text:outline-level="2"><text:soft-page-break/>Les JavaDocs</text:h>
      <text:p text:style-name="P108">Pour pouvoir bien documenter le code, j’ai implémenter les balises principales <text:span text:style-name="T60">JavaDoc dans mon code, avec pour tout les fichiers, l’en-tête suivante :</text:span></text:p>
      <text:p text:style-name="P106" loext:marker-style-name="T61"><text:span text:style-name="T61">/**<text:line-break/> * </text:span><text:span text:style-name="T62">Description</text:span><text:span text:style-name="T61"><text:line-break/> * </text:span><text:span text:style-name="T63">@author </text:span><text:span text:style-name="T61">JOSE Anthony<text:line-break/> * </text:span><text:span text:style-name="T63">@since </text:span><text:span text:style-name="T61">2026-03-18<text:line-break/> * </text:span><text:span text:style-name="T63">@version </text:span><text:span text:style-name="T61">1.0<text:line-break/> * </text:span><text:span text:style-name="T63">@see </text:span><text:span text:style-name="T61">modele.item<text:line-break/> */</text:span></text:p>
      <text:p text:style-name="P109">Et ensuite une description de chaque classe ou énumération :</text:p>
      <text:p text:style-name="P106" loext:marker-style-name="T3"><text:span text:style-name="T61">/**<text:line-break/> * Enumération permettant de stocker les couleurs<text:line-break/> */<text:line-break/></text:span><text:span text:style-name="T4">public enum </text:span><text:span text:style-name="T3">Color {</text:span></text:p>
      <text:p text:style-name="P106" loext:marker-style-name="T3"><text:span text:style-name="T61">/**<text:line-break/> * Classe Jeu permettant de jouer une partie<text:line-break/> */<text:line-break/></text:span><text:span text:style-name="T4">public class </text:span><text:span text:style-name="T3">Jeu </text:span><text:span text:style-name="T4">extends </text:span><text:span text:style-name="T3">Thread{</text:span></text:p>
      <text:p text:style-name="P110">Les méthodes d’une classe sont définit ainsi :</text:p>
      <text:p text:style-name="P106" loext:marker-style-name="T3"><text:span text:style-name="T61">/**<text:line-break/> * Fonction permettant de retourner une nouveau tableau constitué des 4 cadrants de couleur de l'objet<text:line-break/> * </text:span><text:span text:style-name="T63">@param </text:span><text:span text:style-name="T64">l </text:span><text:span text:style-name="T61">définit la couche que l'on veut récupérer<text:line-break/> * </text:span><text:span text:style-name="T63">@return </text:span><text:span text:style-name="T61">le tableau de taille 4 contenant les 4 cadrants de couleur de la forme<text:line-break/> * </text:span><text:span text:style-name="T63">@throws </text:span><text:span text:style-name="T61">Lève une exception si la couche n'est pas connu<text:line-break/> */<text:line-break/></text:span><text:span text:style-name="T4">public </text:span><text:span text:style-name="T3">Color[] </text:span><text:span text:style-name="T7">getColors</text:span><text:span text:style-name="T3">(Layer l) {</text:span></text:p>
      <text:p text:style-name="P111">Et les attributs comme ceci :</text:p>
      <text:p text:style-name="P106" loext:marker-style-name="T3"><text:span text:style-name="T61">/**<text:line-break/> * </text:span><text:span text:style-name="T63">@serial </text:span><text:span text:style-name="T61">Tableau stockant les 4 cadrants de l'item<text:line-break/> */<text:line-break/></text:span><text:span text:style-name="T4">private </text:span><text:span text:style-name="T3">SubShape[] </text:span><text:span text:style-name="T6">tabSubShapes</text:span><text:span text:style-name="T3">;</text:span></text:p>
      <text:p text:style-name="P111"/>
      <text:h text:style-name="Heading_20_2" text:outline-level="2"><text:bookmark-start text:name="__RefHeading___Toc5059_1643121603"/>Les petites modifications<text:bookmark-end text:name="__RefHeading___Toc5059_1643121603"/></text:h>
      <text:p text:style-name="P112">Une modification a été faite sur la méthode send de machine permettant d’envoyer seulement si la machine voisine n’a pas déjà un item dans sa file, cela permet d’éviter de supprimer les objets <text:span text:style-name="T65">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113">On viens supprimer un item sur la grille lorsqu’e par exemple, une mine est enlever d’un gisement :</text:p>
      <text:p text:style-name="P7" loext:marker-style-name="T3"><text:soft-page-break/><text:span text:style-name="T6">tabIP</text:span><text:span text:style-name="T3">[x][y].setShape(</text:span><text:span text:style-name="T4">null</text:span><text:span text:style-name="T3">);</text:span></text:p>
      <text:p text:style-name="P114">dans la fonction mettre à jour affchage.</text:p>
      <text:p text:style-name="P115">J’ai enlevé le fait que la machine à chaque tick fait tourner l’item, cela permet de voir vraiment les rotations, cela a été mis en commentaire :</text:p>
      <text:p text:style-name="P7" loext:marker-style-name="T9"><text:span text:style-name="T4">public void </text:span><text:span text:style-name="T7">work</text:span><text:span text:style-name="T3">() {<text:line-break/> </text:span><text:span text:style-name="T9">//if (current.size() &gt; 0 &amp;&amp; current.get(0) instanceof ItemShape) {<text:line-break/> // <text:s text:c="3"/>((ItemShape) current.get(0)).rotate();<text:line-break/> //}<text:line-break/></text:span><text:span text:style-name="T3">}; </text:span><text:span text:style-name="T9">// action de la machine, aucune par défaut</text:span></text:p>
      <text:p text:style-name="P115"/>
      <text:p text:style-name="P114"><text:span text:style-name="T66">A</text:span>jout d'une condition permettant à la mine de ne pas produire si la mine est déjà pleine évitant de gaspiller de la mémoir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9">// ajout d'une condition permettant à la mine de ne pas produire si la mine est déjà pleine évitant de gaspiller de la mémoire<text:line-break/> <text:s text:c="3"/></text:span><text:span text:style-name="T4">if</text:span><text:span text:style-name="T3">(</text:span><text:span text:style-name="T6">current</text:span><text:span text:style-name="T3">.isEmpty()){<text:line-break/> <text:s text:c="7"/></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11"/>Item gisement = </text:span><text:span text:style-name="T6">c</text:span><text:span text:style-name="T3">.getGisement();<text:line-break/> <text:s text:c="11"/></text:span><text:span text:style-name="T9">// On ajoute en fonction du type de gisement si couleur ou forme coloré<text:line-break/> <text:s text:c="11"/></text:span><text:span text:style-name="T4">if </text:span><text:span text:style-name="T3">(gisement </text:span><text:span text:style-name="T4">instanceof </text:span><text:span text:style-name="T3">ItemShape) {<text:line-break/> <text:s text:c="15"/></text:span><text:span text:style-name="T6">current</text:span><text:span text:style-name="T3">.add(</text:span><text:span text:style-name="T4">new </text:span><text:span text:style-name="T3">ItemShape(((ItemShape) gisement).getCode()));<text:line-break/> <text:s text:c="11"/>} </text:span><text:span text:style-name="T4">else if </text:span><text:span text:style-name="T3">(gisement </text:span><text:span text:style-name="T4">instanceof </text:span><text:span text:style-name="T3">ItemColor) {<text:line-break/> <text:s text:c="15"/></text:span><text:span text:style-name="T6">current</text:span><text:span text:style-name="T3">.add(</text:span><text:span text:style-name="T4">new </text:span><text:span text:style-name="T3">ItemColor(((ItemColor) gisement).getColor()));<text:line-break/> <text:s text:c="11"/>}<text:line-break/> <text:s text:c="7"/>}<text:line-break/> <text:s text:c="3"/>}<text:line-break/>}</text:span></text:p>
      <text:p text:style-name="P116">Modifications de <text:span text:style-name="T67">la création des formes :</text:span></text:p>
      <text:p text:style-name="P7" loext:marker-style-name="T3"><text:span text:style-name="T4">if </text:span><text:span text:style-name="T3">(</text:span><text:span text:style-name="T6">shape </text:span><text:span text:style-name="T3">!= </text:span><text:span text:style-name="T4">null</text:span><text:span text:style-name="T3">) {<text:line-break/> <text:s text:c="3"/>Graphics2D g2d = (Graphics2D) g;<text:line-break/> <text:s text:c="3"/>g2d.setRenderingHint(RenderingHints.</text:span><text:span text:style-name="T5">KEY_ANTIALIASING</text:span><text:span text:style-name="T3">, RenderingHints.</text:span><text:span text:style-name="T5">VALUE_ANTIALIAS_ON</text:span><text:span text:style-name="T3">);<text:line-break/><text:line-break/> <text:s text:c="3"/></text:span><text:span text:style-name="T4">int </text:span><text:span text:style-name="T3">centerX = xFront + widthFront / </text:span><text:span text:style-name="T10">2</text:span><text:span text:style-name="T3">;<text:line-break/> <text:s text:c="3"/></text:span><text:span text:style-name="T4">int </text:span><text:span text:style-name="T3">centerY = yFront + heigthFront / </text:span><text:span text:style-name="T10">2</text:span><text:span text:style-name="T3">;<text:line-break/> <text:s text:c="3"/></text:span><text:span text:style-name="T4">int </text:span><text:span text:style-name="T3">r = Math.</text:span><text:span text:style-name="T27">min</text:span><text:span text:style-name="T3">(widthFront, heigthFront) / </text:span><text:span text:style-name="T10">2</text:span><text:span text:style-name="T3">;<text:line-break/><text:line-break/> <text:s text:c="3"/>SubShape[] tabS = </text:span><text:span text:style-name="T6">shape</text:span><text:span text:style-name="T3">.getSubShapes(ItemShape.Layer.</text:span><text:span text:style-name="T5">one</text:span><text:span text:style-name="T3">);<text:line-break/> <text:s text:c="3"/>modele.item.Color[] tabC = </text:span><text:span text:style-name="T6">shape</text:span><text:span text:style-name="T3">.getColors(ItemShape.Layer.</text:span><text:span text:style-name="T5">one</text:span><text:span text:style-name="T3">);<text:line-break/><text:line-break/> <text:s text:c="3"/></text:span><text:span text:style-name="T4">int</text:span><text:span text:style-name="T3">[] circleStartAngles = {</text:span><text:span text:style-name="T10">0</text:span><text:span text:style-name="T3">, </text:span><text:span text:style-name="T10">270</text:span><text:span text:style-name="T3">, </text:span><text:span text:style-name="T10">180</text:span><text:span text:style-name="T3">, </text:span><text:span text:style-name="T10">90</text:span><text:span text:style-name="T3">};<text:line-break/><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SubShape ss = tabS[i];<text:line-break/> <text:s text:c="7"/></text:span><text:span text:style-name="T4">if </text:span><text:span text:style-name="T3">(ss != SubShape.</text:span><text:span text:style-name="T5">None </text:span><text:span text:style-name="T3">&amp;&amp; tabC[i] != </text:span><text:span text:style-name="T4">null</text:span><text:span text:style-name="T3">) {<text:line-break/> <text:s text:c="11"/></text:span><text:span text:style-name="T4">switch </text:span><text:span text:style-name="T3">(tabC[i]) {<text:line-break/> <text:s text:c="15"/></text:span><text:span text:style-name="T4">case </text:span><text:span text:style-name="T5">Red</text:span><text:span text:style-name="T3">: <text:s text:c="3"/>g2d.setColor(Color.</text:span><text:span text:style-name="T5">RED</text:span><text:span text:style-name="T3">); </text:span><text:span text:style-name="T4">break</text:span><text:span text:style-name="T3">;<text:line-break/> <text:s text:c="15"/></text:span><text:span text:style-name="T4">case </text:span><text:span text:style-name="T5">White</text:span><text:span text:style-name="T3">: <text:s/>g2d.setColor(Color.</text:span><text:span text:style-name="T5">WHITE</text:span><text:span text:style-name="T3">); </text:span><text:span text:style-name="T4">break</text:span><text:span text:style-name="T3">;<text:line-break/> <text:s text:c="15"/></text:span><text:span text:style-name="T4">case </text:span><text:span text:style-name="T5">Green</text:span><text:span text:style-name="T3">: <text:s/>g2d.setColor(Color.</text:span><text:span text:style-name="T5">GREEN</text:span><text:span text:style-name="T3">); </text:span><text:span text:style-name="T4">break</text:span><text:span text:style-name="T3">;<text:line-break/> <text:s text:c="15"/></text:span><text:span text:style-name="T4">case </text:span><text:span text:style-name="T5">Blue</text:span><text:span text:style-name="T3">: <text:s text:c="2"/>g2d.setColor(Color.</text:span><text:span text:style-name="T5">BLUE</text:span><text:span text:style-name="T3">); </text:span><text:span text:style-name="T4">break</text:span><text:span text:style-name="T3">;<text:line-break/> <text:s text:c="15"/></text:span><text:span text:style-name="T4">case </text:span><text:span text:style-name="T5">Yellow</text:span><text:span text:style-name="T3">: g2d.setColor(Color.</text:span><text:span text:style-name="T5">YELLOW</text:span><text:span text:style-name="T3">); </text:span><text:span text:style-name="T4">break</text:span><text:span text:style-name="T3">;<text:line-break/> <text:s text:c="15"/></text:span><text:span text:style-name="T4">case </text:span><text:span text:style-name="T5">Purple</text:span><text:span text:style-name="T3">: g2d.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 </text:span><text:span text:style-name="T4">break</text:span><text:span text:style-name="T3">;<text:line-break/> <text:s text:c="15"/></text:span><text:span text:style-name="T4">case </text:span><text:span text:style-name="T5">Cyan</text:span><text:span text:style-name="T3">: <text:s text:c="2"/>g2d.setColor(Color.</text:span><text:span text:style-name="T5">CYAN</text:span><text:span text:style-name="T3">); </text:span><text:span text:style-name="T4">break</text:span><text:span text:style-name="T3">;<text:line-break/> <text:s text:c="11"/>}<text:line-break/><text:line-break/> <text:s text:c="11"/></text:span><text:span text:style-name="T4">switch </text:span><text:span text:style-name="T3">(ss) {<text:line-break/> <text:s text:c="15"/></text:span><text:span text:style-name="T4">case </text:span><text:span text:style-name="T5">Carre</text:span><text:span text:style-name="T3">:<text:line-break/></text:span><text:soft-page-break/><text:span text:style-name="T3"> <text:s text:c="19"/></text:span><text:span text:style-name="T4">int </text:span><text:span text:style-name="T3">gap = </text:span><text:span text:style-name="T10">2</text:span><text:span text:style-name="T3">;<text:line-break/> <text:s text:c="19"/></text:span><text:span text:style-name="T4">int </text:span><text:span text:style-name="T3">qx = (i == </text:span><text:span text:style-name="T10">0 </text:span><text:span text:style-name="T3">|| i == </text:span><text:span text:style-name="T10">1</text:span><text:span text:style-name="T3">) ? centerX + gap : centerX - r;<text:line-break/> <text:s text:c="19"/></text:span><text:span text:style-name="T4">int </text:span><text:span text:style-name="T3">qy = (i == </text:span><text:span text:style-name="T10">0 </text:span><text:span text:style-name="T3">|| i == </text:span><text:span text:style-name="T10">3</text:span><text:span text:style-name="T3">) ? centerY - r : centerY + gap;<text:line-break/> <text:s text:c="19"/>g2d.fillRect(qx, qy, r - gap, r - gap);<text:line-break/> <text:s text:c="19"/></text:span><text:span text:style-name="T4">break</text:span><text:span text:style-name="T3">;<text:line-break/><text:line-break/> <text:s text:c="15"/></text:span><text:span text:style-name="T4">case </text:span><text:span text:style-name="T5">Circle</text:span><text:span text:style-name="T3">:<text:line-break/> <text:s text:c="19"/></text:span><text:span text:style-name="T4">int </text:span><text:span text:style-name="T3">cGap = </text:span><text:span text:style-name="T10">2</text:span><text:span text:style-name="T3">;<text:line-break/> <text:s text:c="19"/></text:span><text:span text:style-name="T4">int </text:span><text:span text:style-name="T3">clipX = (i == </text:span><text:span text:style-name="T10">0 </text:span><text:span text:style-name="T3">|| i == </text:span><text:span text:style-name="T10">1</text:span><text:span text:style-name="T3">) ? centerX + cGap : centerX - r;<text:line-break/> <text:s text:c="19"/></text:span><text:span text:style-name="T4">int </text:span><text:span text:style-name="T3">clipY = (i == </text:span><text:span text:style-name="T10">0 </text:span><text:span text:style-name="T3">|| i == </text:span><text:span text:style-name="T10">3</text:span><text:span text:style-name="T3">) ? centerY - r : centerY + cGap;<text:line-break/> <text:s text:c="19"/>Shape oldClip = g2d.getClip();<text:line-break/> <text:s text:c="19"/>g2d.setClip(clipX, clipY, r - cGap, r - cGap);<text:line-break/> <text:s text:c="19"/>g2d.fillArc(centerX - r, centerY - r, </text:span><text:span text:style-name="T10">2 </text:span><text:span text:style-name="T3">* r, </text:span><text:span text:style-name="T10">2 </text:span><text:span text:style-name="T3">* r, circleStartAngles[i], </text:span><text:span text:style-name="T10">90</text:span><text:span text:style-name="T3">);<text:line-break/> <text:s text:c="19"/>g2d.setClip(oldClip);<text:line-break/> <text:s text:c="19"/></text:span><text:span text:style-name="T4">break</text:span><text:span text:style-name="T3">;<text:line-break/><text:line-break/> <text:s text:c="15"/></text:span><text:span text:style-name="T4">case </text:span><text:span text:style-name="T5">Star</text:span><text:span text:style-name="T3">:<text:line-break/> <text:s text:c="19"/></text:span><text:span text:style-name="T4">int </text:span><text:span text:style-name="T3">narrow = (</text:span><text:span text:style-name="T4">int</text:span><text:span text:style-name="T3">)(r * </text:span><text:span text:style-name="T10">0.35</text:span><text:span text:style-name="T3">);<text:line-break/> <text:s text:c="19"/></text:span><text:span text:style-name="T4">int</text:span><text:span text:style-name="T3">[] sx, sy;<text:line-break/> <text:s text:c="19"/></text:span><text:span text:style-name="T4">switch</text:span><text:span text:style-name="T3">(i) {<text:line-break/> <text:s text:c="23"/></text:span><text:span text:style-name="T4">case </text:span><text:span text:style-name="T10">0</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1</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2</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default</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19"/>}<text:line-break/> <text:s text:c="19"/>g2d.fillPolygon(sx, sy, </text:span><text:span text:style-name="T10">4</text:span><text:span text:style-name="T3">);<text:line-break/> <text:s text:c="19"/></text:span><text:span text:style-name="T4">break</text:span><text:span text:style-name="T3">;<text:line-break/><text:line-break/> <text:s text:c="15"/></text:span><text:span text:style-name="T4">case </text:span><text:span text:style-name="T5">Fan</text:span><text:span text:style-name="T3">:<text:line-break/> <text:s text:c="19"/></text:span><text:span text:style-name="T4">switch</text:span><text:span text:style-name="T3">(i) {<text:line-break/> <text:s text:c="23"/></text:span><text:span text:style-name="T4">case </text:span><text:span text:style-name="T10">0</text:span><text:span text:style-name="T3">:<text:line-break/> <text:s text:c="27"/>g2d.fillArc(centerX, centerY - r, </text:span><text:span text:style-name="T10">2 </text:span><text:span text:style-name="T3">* r, </text:span><text:span text:style-name="T10">2 </text:span><text:span text:style-name="T3">* r, </text:span><text:span text:style-name="T10">9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1</text:span><text:span text:style-name="T3">:<text:line-break/> <text:s text:c="27"/>g2d.fillArc(centerX - r, centerY, </text:span><text:span text:style-name="T10">2 </text:span><text:span text:style-name="T3">* r, </text:span><text:span text:style-name="T10">2 </text:span><text:span text:style-name="T3">* r, </text:span><text:span text:style-name="T10">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2</text:span><text:span text:style-name="T3">:<text:line-break/> <text:s text:c="27"/>g2d.fillArc(centerX - </text:span><text:span text:style-name="T10">2 </text:span><text:span text:style-name="T3">* r, centerY - r, </text:span><text:span text:style-name="T10">2 </text:span><text:span text:style-name="T3">* r, </text:span><text:span text:style-name="T10">2 </text:span><text:span text:style-name="T3">* r, </text:span><text:span text:style-name="T10">27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3</text:span><text:span text:style-name="T3">:<text:line-break/> <text:s text:c="27"/>g2d.fillArc(centerX - r, centerY - </text:span><text:span text:style-name="T10">2 </text:span><text:span text:style-name="T3">* r, </text:span><text:span text:style-name="T10">2 </text:span><text:span text:style-name="T3">* r, </text:span><text:span text:style-name="T10">2 </text:span><text:span text:style-name="T3">* r, </text:span><text:span text:style-name="T10">180</text:span><text:span text:style-name="T3">, </text:span><text:span text:style-name="T10">90</text:span><text:span text:style-name="T3">);<text:line-break/> <text:s text:c="27"/></text:span><text:span text:style-name="T4">break</text:span><text:span text:style-name="T3">;<text:line-break/> <text:s text:c="19"/>}<text:line-break/> <text:s text:c="19"/></text:span><text:span text:style-name="T4">break</text:span><text:span text:style-name="T3">;<text:line-break/> <text:s text:c="11"/>}<text:line-break/></text:span><text:soft-page-break/><text:span text:style-name="T3"> <text:s text:c="7"/>}<text:line-break/> <text:s text:c="3"/>}</text:span></text:p>
      <text:p text:style-name="P117">Permet d’obtenir cela :</text:p>
      <text:p text:style-name="P117"><draw:frame draw:style-name="fr3" draw:name="Image3" text:anchor-type="char" svg:width="4.63cm" svg:height="9.313cm" draw:z-index="2"><draw:image xlink:href="Pictures/10000001000000AF000001608C75D7C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23</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23</text:page-number><text:s/>/ <text:page-count>23</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4-01T12:34:40.320531100</dc:date>
    <meta:editing-duration>PT20H55M1S</meta:editing-duration>
    <meta:editing-cycles>281</meta:editing-cycles>
    <meta:generator>LibreOffice/25.8.5.2$Windows_X86_64 LibreOffice_project/9c8b85f387cc00a89945a79c9e6239f32e450ac2</meta:generator>
    <meta:document-statistic meta:table-count="0" meta:image-count="4" meta:object-count="0" meta:page-count="23" meta:paragraph-count="258" meta:word-count="5832" meta:character-count="46054" meta:non-whitespace-character-count="35471"/>
  </office:meta>
</office:document-meta>
</file>